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2dbb" officeooo:paragraph-rsid="001e2dbb"/>
    </style:style>
    <style:style style:name="P2" style:family="paragraph" style:parent-style-name="Standard">
      <style:text-properties officeooo:paragraph-rsid="001e2dbb"/>
    </style:style>
    <style:style style:name="P3" style:family="paragraph" style:parent-style-name="Standard">
      <style:text-properties officeooo:rsid="004530f4" officeooo:paragraph-rsid="001e2dbb"/>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style:style style:name="P6"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4676c7"/>
    </style:style>
    <style:style style:name="P7" style:family="paragraph" style:parent-style-name="Text_20_body" style:list-style-name="L1">
      <style:text-properties officeooo:rsid="004530f4" officeooo:paragraph-rsid="004676c7"/>
    </style:style>
    <style:style style:name="P8" style:family="paragraph" style:parent-style-name="Text_20_body">
      <style:paragraph-properties fo:margin-left="0cm" fo:margin-right="0cm" fo:margin-top="0cm" fo:margin-bottom="0cm" style:contextual-spacing="false" fo:text-indent="0cm" style:auto-text-indent="false"/>
      <style:text-properties officeooo:paragraph-rsid="004676c7"/>
    </style:style>
    <style:style style:name="P9" style:family="paragraph" style:parent-style-name="Text_20_body">
      <style:paragraph-properties fo:margin-left="0cm" fo:margin-right="0cm" fo:margin-top="0cm" fo:margin-bottom="0cm" style:contextual-spacing="false"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text-properties officeooo:rsid="004676c7" officeooo:paragraph-rsid="004676c7"/>
    </style:style>
    <style:style style:name="P11" style:family="paragraph" style:parent-style-name="Text_20_body">
      <style:paragraph-properties fo:margin-left="0cm" fo:margin-right="0cm" fo:margin-top="0cm" fo:margin-bottom="0cm" style:contextual-spacing="false" fo:text-indent="0cm" style:auto-text-indent="false"/>
      <style:text-properties officeooo:rsid="004738c4" officeooo:paragraph-rsid="004738c4"/>
    </style:style>
    <style:style style:name="T1" style:family="text">
      <style:text-properties officeooo:rsid="001e2dbb"/>
    </style:style>
    <style:style style:name="T2" style:family="text">
      <style:text-properties officeooo:rsid="003c8ac7"/>
    </style:style>
    <style:style style:name="T3" style:family="text">
      <style:text-properties officeooo:rsid="003e3245"/>
    </style:style>
    <style:style style:name="T4" style:family="text">
      <style:text-properties officeooo:rsid="004676c7"/>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e:</text:p>
      <text:p text:style-name="P2"><text:span text:style-name="T1">titel: Inleveropgave </text:span><text:span text:style-name="T2">4 circuit statisfiability</text:span></text:p>
      <text:p text:style-name="P1">naam: Onno de Jong</text:p>
      <text:p text:style-name="P1">studentnummer: 1809878</text:p>
      <text:p text:style-name="P1">github: <text:a xlink:type="simple" xlink:href="https://github.com/Arkistdev/HPP-2025Herkansing" text:style-name="Internet_20_link" text:visited-style-name="Visited_20_Internet_20_Link">https://github.com/Arkistdev/HPP-2025Herkansing</text:a> ./<text:span text:style-name="T3">Opdracht 4</text:span></text:p>
      <text:p text:style-name="P1"/>
      <text:p text:style-name="P3"/>
      <text:p text:style-name="P3">Vragen:</text:p>
      <text:p text:style-name="P3"/>
      <text:list text:style-name="L1">
        <text:list-item>
          <text:p text:style-name="P7">We raden voor deze opdracht een ontwerp aan waarbij OpenMP gebruikt wordt om de rendering van een frame te parallelliseren, en de frames met MPI over meerdere nodes verdeeld worden.</text:p>
          <text:list>
            <text:list-item>
              <text:p text:style-name="P5">Is dit het beste ontwerp?</text:p>
              <text:list>
                <text:list-item>
                  <text:p text:style-name="P5">Waarom wel (of)</text:p>
                </text:list-item>
              </text:list>
            </text:list-item>
          </text:list>
        </text:list-item>
      </text:list>
      <text:p text:style-name="P8">Het beste is lastig te zeggen maar dit lijkt me een goed model omdat je met de verschillende processen van openmp niet <text:span text:style-name="T4">v</text:span>eel communicatie <text:span text:style-name="T4">wilt hebben tussen de processen omdat dat een kostbaar process is. Met de threads van mpi is dat een minder groot probleem want die hebben al grotendeels een gedeelde memory waarin elke thread snel data kan toevoegen.</text:span></text:p>
      <text:p text:style-name="P8"/>
      <text:list text:continue-numbering="true" text:style-name="L1">
        <text:list-item>
          <text:p text:style-name="P6">Maak een ontwerp en voeg MPI toe:</text:p>
          <text:list>
            <text:list-item>
              <text:p text:style-name="P5">Alle frames worden in root gegathered</text:p>
            </text:list-item>
            <text:list-item>
              <text:p text:style-name="P5">Denk na over de werkverdeling over nodes.</text:p>
              <text:list>
                <text:list-item>
                  <text:p text:style-name="P5">Makkelijkste optie: homogeen, met collectives en een root node die naderhand alles samenvoegt</text:p>
                </text:list-item>
                <text:list-item>
                  <text:p text:style-name="P5">Uitdagender (ivm handmatig senden van data) met n−1n−1 render nodes en een root node die ten alle tijde nieuwe frames verzamelt</text:p>
                  <text:list>
                    <text:list-item>
                      <text:p text:style-name="P5">In hoeverre verwacht je dat dit effect heeft op de snelheid? In hoeverre verwacht je dat dit effect heeft op het geheugengebruik?</text:p>
                    </text:list-item>
                  </text:list>
                </text:list-item>
              </text:list>
            </text:list-item>
            <text:list-item>
              <text:p text:style-name="P5">Denk na over striping vs chunking</text:p>
              <text:list>
                <text:list-item>
                  <text:p text:style-name="P5">Wat is de invloed op gathering?</text:p>
                </text:list-item>
                <text:list-item>
                  <text:p text:style-name="P5">Wat is de invloed op performance?</text:p>
                  <text:list>
                    <text:list-item>
                      <text:p text:style-name="P5">Is iedere frame even zwaar om te renderen?</text:p>
                      <text:p text:style-name="P5"/>
                    </text:list-item>
                  </text:list>
                </text:list-item>
              </text:list>
            </text:list-item>
          </text:list>
        </text:list-item>
      </text:list>
      <text:p text:style-name="P10">Ik heb er voor gekozen om de tweede optie te nemen. Ik heb een root node die de individuele frames en de corresponderende frame nummers ontvangt van de processen. Mijn inplementatie gaat er vanuit dat elke frame even zwaar is om te renderen want hij cycled door elke worker node heen om een frame te ontvangen. Ik verwacht dat deze implementatie sneller is dan een implementatie die alles naderhand samenvoegd omdat je dat samenvoegen al dynamisch doet tijdens het renderen van de frames. Het totale geheugengebruik zal ongeveer hetzelfde zijn als de andere implementatie omdat je nogsteeds dezelfde data opslaat. Alleen zal de root node een stuk meer geheugen gebruiken omdat die de hele animatie opslaat en de worker nodes alleen maar de huidige frame.</text:p>
      <text:p text:style-name="P10"/>
      <text:p text:style-name="P10">Door in plaats van de chunken te stripen kan je de implementatie nog sneller maken omdat je dan de zwaardere frames; de frames met de meeste zwarte pixels, i.e. de frames die het maximale aantal iteraties heeft gelooped, verspreid over de processen. </text:p>
      <text:p text:style-name="P9"/>
      <text:list text:continue-numbering="true" text:style-name="L1">
        <text:list-item>
          <text:p text:style-name="P4"><text:soft-page-break/>Maak een ontwerp en voeg OpenMP toe om de rendering binnen een frame te parallelliseren.</text:p>
          <text:list>
            <text:list-item>
              <text:p text:style-name="P5">Welke loops kun je wel/niet optimaliseren?</text:p>
            </text:list-item>
          </text:list>
        </text:list-item>
      </text:list>
      <text:p text:style-name="P10">De loop per pixel kan je optimaliseren maar je kan niet de loops in de renderframe functie paralelliseren omdat deze loop iteratief is, de variabelen in de loop berusten op de vorige loop. </text:p>
      <text:p text:style-name="P11">Ik heb de per pixel loop elegant gemultithread door middel van de elegante regel: `#pragma omp parallel for collapse(2) num_threads(NUM_THREADS)`.</text:p>
      <text:p text:style-name="P11"/>
      <text:list text:continue-numbering="true" text:style-name="L1">
        <text:list-item>
          <text:p text:style-name="P4">Beschrijf in je verslag de gemaakte keuzes en afwegingen.</text:p>
          <text:list>
            <text:list-item>
              <text:p text:style-name="P5">Onderbouw dit met timing-data waarbij je een verschillend aantal nodes / OpenMP threads gebruikt voor het renderen van dezelfde animatie.</text:p>
            </text:list-item>
          </text:list>
        </text:list-item>
      </text:list>
      <text:p text:style-name="P9"/>
      <text:list text:continue-numbering="true" text:style-name="L1">
        <text:list-item>
          <text:p text:style-name="P4">Laat met behulp van afbeeldingen in het verslag het resultaat van je code zien.</text:p>
        </text:list-item>
        <text:list-item>
          <text:p text:style-name="P4"><text:span text:style-name="Strong_20_Emphasis">Extra:</text:span> In de opdrachtbeschrijving en template code gaan we uit van een specifieke Julia set, gebaseerd op een vaste waarde cc. Voel je vrij deze aan te passen, alsmede de kleuren en de scalingfunctie (x,y)→C(x,y)→C. Het belangrijkste aspect is dat er in het eindresultaat een verandering over tijd is, met een roterend (= herhalend) en schalend/translerend (= niet herhalend) aspect.</text:p>
        </text:list-item>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1T19:30:22.386000000</meta:creation-date>
    <dc:date>2025-06-13T04:00:39.396000000</dc:date>
    <meta:editing-duration>PT21H16M46S</meta:editing-duration>
    <meta:editing-cycles>34</meta:editing-cycles>
    <meta:generator>LibreOffice/7.6.0.3$Windows_X86_64 LibreOffice_project/69edd8b8ebc41d00b4de3915dc82f8f0fc3b6265</meta:generator>
    <meta:print-date>2025-03-07T19:27:07.523000000</meta:print-date>
    <meta:printed-by>PDF files</meta:printed-by>
    <meta:document-statistic meta:table-count="0" meta:image-count="0" meta:object-count="0" meta:page-count="2" meta:paragraph-count="31" meta:word-count="582" meta:character-count="3497" meta:non-whitespace-character-count="2963"/>
  </office:meta>
</office:document-meta>
</file>